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2.7 SUBFLUXO: GERENCIAR O VALIDAÇÃO DOS REQUISITOS</text:p>
      <text:p text:style-name="P1"/>
      <text:p text:style-name="P2">Definição do que é Validação de Requisitos e os participantes do processo<text:tab/>p. 123</text:p>
      <text:p text:style-name="P2">Diversas pessoas avaliam documentos e verificam se há atem suas espectativas<text:tab/>p. 123</text:p>
      <text:p text:style-name="P2">Referência a atividade <text:span text:style-name="T1">Gerenciar Mudanças<text:tab/>dos Requisitos</text:span><text:tab/><text:tab/><text:tab/><text:tab/>p. 123<text:tab/></text:p>
      <text:p text:style-name="P2">metodologia de Amador Duran, walkthroug de casos de uso e protótipos de interfaces p. 123 </text:p>
      <text:p text:style-name="P2">Figura subfluxo validação dos requisitos<text:tab/><text:tab/><text:tab/><text:tab/><text:tab/><text:tab/>p. 124</text:p>
      <text:p text:style-name="P2"/>
      <text:p text:style-name="P2">4.2.7.1 Atividade: Revisar os <text:tab/>Requisitos</text:p>
      <text:p text:style-name="P2"/>
      <text:p text:style-name="P2">O objetivo da atividade<text:tab/><text:tab/><text:tab/><text:tab/><text:tab/><text:tab/><text:tab/><text:tab/>p.124</text:p>
      <text:p text:style-name="P2">revisar requisitos por pacote em casos de sistemas grandes<text:tab/><text:tab/><text:tab/><text:tab/>p.124</text:p>
      <text:p text:style-name="P2">os tipos de problemas mais comuns<text:tab/><text:tab/><text:tab/><text:tab/><text:tab/><text:tab/><text:tab/>p.124</text:p>
      <text:p text:style-name="P2">o que a equipe de revisão deve verificar<text:tab/><text:tab/><text:tab/><text:tab/><text:tab/><text:tab/>p.125</text:p>
      <text:p text:style-name="P2">registro formal de erros, conflitos, contradições e omissões (sistema de CRUD)<text:tab/>p.125</text:p>
      <text:p text:style-name="P2"/>
      <text:p text:style-name="P2">4.2.7.2 Atividade: Aceitar os Requisitos</text:p>
      <text:p text:style-name="P2"/>
      <text:p text:style-name="P2">reuniões <text:span text:style-name="T2">formais</text:span> com pessoas envolvidas na validação de requisitos e seus papeis<text:tab/>p.125</text:p>
      <text:p text:style-name="P2">o apresentador lê os requisitos na reunião para gerar discussões<text:tab/><text:tab/><text:tab/>p. 125</text:p>
      <text:p text:style-name="P2">incluir todos vs manter a reunião gerenciável<text:tab/><text:tab/><text:tab/><text:tab/><text:tab/>p. 125</text:p>
      <text:p text:style-name="P2">A proposta metodológica de validação de Duran (2000)<text:tab/><text:tab/><text:tab/><text:tab/>p. 126<text:tab/><text:tab/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4T15:32:55</meta:creation-date>
    <dc:date>2011-01-27T09:54:06</dc:date>
    <meta:editing-cycles>29</meta:editing-cycles>
    <meta:editing-duration>PT17H42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68" meta:character-count="1068"/>
  </office:meta>
</office:document-meta>
</file>